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2B000035B2000027ED10E508123C0FFCE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swiss"/>
    <style:font-face style:name="Courier New" svg:font-family="'Courier New'" style:font-pitch="variable"/>
    <style:font-face style:name="Helvetica Neue2" svg:font-family="'Helvetica Neue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a396" officeooo:paragraph-rsid="0016a396"/>
    </style:style>
    <style:style style:name="P2" style:family="paragraph" style:parent-style-name="Text_20_body">
      <style:text-properties officeooo:rsid="002d3f69" officeooo:paragraph-rsid="002d3f69"/>
    </style:style>
    <style:style style:name="P3" style:family="paragraph" style:parent-style-name="Text_20_body">
      <style:text-properties officeooo:rsid="00184fa5" officeooo:paragraph-rsid="0016be27"/>
    </style:style>
    <style:style style:name="P4" style:family="paragraph" style:parent-style-name="Text_20_body">
      <style:text-properties officeooo:rsid="0016be27" officeooo:paragraph-rsid="0016be27"/>
    </style:style>
    <style:style style:name="P5" style:family="paragraph" style:parent-style-name="Text_20_body">
      <style:text-properties officeooo:rsid="004b3412" officeooo:paragraph-rsid="004b3412"/>
    </style:style>
    <style:style style:name="P6" style:family="paragraph" style:parent-style-name="Text_20_body">
      <style:text-properties officeooo:rsid="004d20d5" officeooo:paragraph-rsid="004e11f3"/>
    </style:style>
    <style:style style:name="P7" style:family="paragraph" style:parent-style-name="Text_20_body">
      <style:text-properties officeooo:rsid="001fb88a" officeooo:paragraph-rsid="00562aae"/>
    </style:style>
    <style:style style:name="P8" style:family="paragraph" style:parent-style-name="Text_20_body">
      <style:text-properties officeooo:rsid="00284ee7" officeooo:paragraph-rsid="005c1955"/>
    </style:style>
    <style:style style:name="P9" style:family="paragraph" style:parent-style-name="Text_20_body">
      <style:text-properties officeooo:rsid="002c792c" officeooo:paragraph-rsid="0060c929"/>
    </style:style>
    <style:style style:name="P10" style:family="paragraph" style:parent-style-name="Text_20_body">
      <style:paragraph-properties fo:text-align="justify" style:justify-single-word="false"/>
      <style:text-properties fo:language="pt" fo:country="BR" officeooo:rsid="0011845f" officeooo:paragraph-rsid="00634c93"/>
    </style:style>
    <style:style style:name="P11" style:family="paragraph" style:parent-style-name="Standard">
      <style:paragraph-properties fo:text-align="center" style:justify-single-word="false"/>
      <style:text-properties officeooo:rsid="0016be27" officeooo:paragraph-rsid="0016be27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16a396" officeooo:paragraph-rsid="0016a396"/>
    </style:style>
    <style:style style:name="P13" style:family="paragraph" style:parent-style-name="Title">
      <style:text-properties officeooo:paragraph-rsid="00329001"/>
    </style:style>
    <style:style style:name="P14" style:family="paragraph" style:parent-style-name="Heading_20_1">
      <style:text-properties officeooo:rsid="0016a396" officeooo:paragraph-rsid="0016a396"/>
    </style:style>
    <style:style style:name="P15" style:family="paragraph" style:parent-style-name="Heading_20_1">
      <style:text-properties officeooo:rsid="0016b304" officeooo:paragraph-rsid="0016b304"/>
    </style:style>
    <style:style style:name="P16" style:family="paragraph" style:parent-style-name="Heading_20_1">
      <style:text-properties officeooo:rsid="002c792c" officeooo:paragraph-rsid="002c792c"/>
    </style:style>
    <style:style style:name="P17" style:family="paragraph" style:parent-style-name="Heading_20_2">
      <style:text-properties officeooo:rsid="0016be27" officeooo:paragraph-rsid="0016be27"/>
    </style:style>
    <style:style style:name="P18" style:family="paragraph" style:parent-style-name="Heading_20_2">
      <style:text-properties officeooo:rsid="001de3e4" officeooo:paragraph-rsid="001de3e4"/>
    </style:style>
    <style:style style:name="P19" style:family="paragraph" style:parent-style-name="Heading_20_2">
      <style:text-properties officeooo:rsid="00284ee7" officeooo:paragraph-rsid="00284ee7"/>
    </style:style>
    <style:style style:name="P20" style:family="paragraph" style:parent-style-name="Heading_20_2">
      <style:text-properties officeooo:rsid="002c792c" officeooo:paragraph-rsid="002c792c"/>
    </style:style>
    <style:style style:name="P21" style:family="paragraph" style:parent-style-name="Text_20_body" style:list-style-name="L1">
      <style:text-properties officeooo:rsid="00184fa5" officeooo:paragraph-rsid="00184fa5"/>
    </style:style>
    <style:style style:name="P22" style:family="paragraph" style:parent-style-name="Text_20_body" style:list-style-name="L2">
      <style:text-properties officeooo:rsid="002d3f69" officeooo:paragraph-rsid="002d3f69"/>
    </style:style>
    <style:style style:name="P23" style:family="paragraph" style:parent-style-name="Text_20_body" style:list-style-name="L2">
      <style:text-properties officeooo:rsid="002e233f" officeooo:paragraph-rsid="002e233f"/>
    </style:style>
    <style:style style:name="P24" style:family="paragraph" style:parent-style-name="Text_20_body" style:list-style-name="L2">
      <style:text-properties officeooo:rsid="0030e048" officeooo:paragraph-rsid="0060f5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3e197" style:font-style-asian="italic" style:font-style-complex="italic"/>
    </style:style>
    <style:style style:name="T3" style:family="text">
      <style:text-properties fo:font-style="italic" officeooo:rsid="0023cf7b" style:font-style-asian="italic" style:font-style-complex="italic"/>
    </style:style>
    <style:style style:name="T4" style:family="text">
      <style:text-properties officeooo:rsid="0011f774"/>
    </style:style>
    <style:style style:name="T5" style:family="text">
      <style:text-properties officeooo:rsid="0014b605"/>
    </style:style>
    <style:style style:name="T6" style:family="text">
      <style:text-properties officeooo:rsid="00184fa5"/>
    </style:style>
    <style:style style:name="T7" style:family="text">
      <style:text-properties officeooo:rsid="002116ac"/>
    </style:style>
    <style:style style:name="T8" style:family="text">
      <style:text-properties officeooo:rsid="0022ed01"/>
    </style:style>
    <style:style style:name="T9" style:family="text">
      <style:text-properties officeooo:rsid="0023cf7b"/>
    </style:style>
    <style:style style:name="T10" style:family="text">
      <style:text-properties officeooo:rsid="002e233f"/>
    </style:style>
    <style:style style:name="T11" style:family="text">
      <style:text-properties officeooo:rsid="002f9c10"/>
    </style:style>
    <style:style style:name="T12" style:family="text">
      <style:text-properties officeooo:rsid="003142a6"/>
    </style:style>
    <style:style style:name="T13" style:family="text">
      <style:text-properties officeooo:rsid="00329001"/>
    </style:style>
    <style:style style:name="T14" style:family="text">
      <style:text-properties officeooo:rsid="00343f94"/>
    </style:style>
    <style:style style:name="T15" style:family="text">
      <style:text-properties officeooo:rsid="00344f5f"/>
    </style:style>
    <style:style style:name="T16" style:family="text">
      <style:text-properties officeooo:rsid="00373a0d"/>
    </style:style>
    <style:style style:name="T17" style:family="text">
      <style:text-properties officeooo:rsid="00386c16"/>
    </style:style>
    <style:style style:name="T18" style:family="text">
      <style:text-properties officeooo:rsid="003b3fc7"/>
    </style:style>
    <style:style style:name="T19" style:family="text">
      <style:text-properties officeooo:rsid="003be5b6"/>
    </style:style>
    <style:style style:name="T20" style:family="text">
      <style:text-properties fo:font-weight="bold" officeooo:rsid="003be5b6" style:font-weight-asian="bold" style:font-weight-complex="bold"/>
    </style:style>
    <style:style style:name="T21" style:family="text">
      <style:text-properties officeooo:rsid="00447063"/>
    </style:style>
    <style:style style:name="T22" style:family="text">
      <style:text-properties officeooo:rsid="004765b4"/>
    </style:style>
    <style:style style:name="T23" style:family="text">
      <style:text-properties officeooo:rsid="00481848"/>
    </style:style>
    <style:style style:name="T24" style:family="text">
      <style:text-properties officeooo:rsid="004b3412"/>
    </style:style>
    <style:style style:name="T25" style:family="text">
      <style:text-properties officeooo:rsid="004d20d5"/>
    </style:style>
    <style:style style:name="T26" style:family="text">
      <style:text-properties officeooo:rsid="004e11f3"/>
    </style:style>
    <style:style style:name="T27" style:family="text">
      <style:text-properties officeooo:rsid="00527888"/>
    </style:style>
    <style:style style:name="T28" style:family="text">
      <style:text-properties officeooo:rsid="0053ad58"/>
    </style:style>
    <style:style style:name="T29" style:family="text">
      <style:text-properties officeooo:rsid="0054ef5e"/>
    </style:style>
    <style:style style:name="T30" style:family="text">
      <style:text-properties officeooo:rsid="0055e89b"/>
    </style:style>
    <style:style style:name="T31" style:family="text">
      <style:text-properties style:font-name="Courier New"/>
    </style:style>
    <style:style style:name="T32" style:family="text">
      <style:text-properties style:font-name="Courier New" style:font-size-asian="10.5pt"/>
    </style:style>
    <style:style style:name="T33" style:family="text">
      <style:text-properties style:font-name="Courier New" officeooo:rsid="001fb88a" style:font-size-asian="10.5pt"/>
    </style:style>
    <style:style style:name="T34" style:family="text">
      <style:text-properties style:font-name="Courier New" officeooo:rsid="00588ed4" style:font-size-asian="10.5pt"/>
    </style:style>
    <style:style style:name="T35" style:family="text">
      <style:text-properties style:font-name="Courier New" officeooo:rsid="00588ed4"/>
    </style:style>
    <style:style style:name="T36" style:family="text">
      <style:text-properties style:font-name="Courier New" fo:font-style="normal" officeooo:rsid="00588ed4" style:font-size-asian="10.5pt" style:font-style-asian="normal" style:font-style-complex="normal"/>
    </style:style>
    <style:style style:name="T37" style:family="text">
      <style:text-properties officeooo:rsid="00562aae"/>
    </style:style>
    <style:style style:name="T38" style:family="text">
      <style:text-properties officeooo:rsid="00585ff1"/>
    </style:style>
    <style:style style:name="T39" style:family="text">
      <style:text-properties officeooo:rsid="00588ed4"/>
    </style:style>
    <style:style style:name="T40" style:family="text">
      <style:text-properties officeooo:rsid="005a6207"/>
    </style:style>
    <style:style style:name="T41" style:family="text">
      <style:text-properties officeooo:rsid="005c1955"/>
    </style:style>
    <style:style style:name="T42" style:family="text">
      <style:text-properties style:font-name="Helvetica Neue" officeooo:rsid="00588ed4" style:font-size-asian="10.5pt"/>
    </style:style>
    <style:style style:name="T43" style:family="text">
      <style:text-properties style:font-name="Helvetica Neue2" officeooo:rsid="005c1955" style:font-size-asian="10.5pt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5df3b3" style:font-style-asian="normal" style:font-style-complex="normal"/>
    </style:style>
    <style:style style:name="T46" style:family="text">
      <style:text-properties fo:font-style="normal" officeooo:rsid="005f120a" style:font-style-asian="normal" style:font-style-complex="normal"/>
    </style:style>
    <style:style style:name="T47" style:family="text">
      <style:text-properties fo:font-style="normal" officeooo:rsid="0060c929" style:font-style-asian="normal" style:font-style-complex="normal"/>
    </style:style>
    <style:style style:name="T48" style:family="text">
      <style:text-properties officeooo:rsid="0060c929"/>
    </style:style>
    <style:style style:name="T49" style:family="text">
      <style:text-properties officeooo:rsid="0060f55d"/>
    </style:style>
    <style:style style:name="T50" style:family="text">
      <style:text-properties officeooo:rsid="00628fe3"/>
    </style:style>
    <style:style style:name="T51" style:family="text">
      <style:text-properties officeooo:rsid="00634c93"/>
    </style:style>
    <style:style style:name="T52" style:family="text">
      <style:text-properties officeooo:rsid="00645e3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p text:style-name="P13">Universidade Estadual de <text:span text:style-name="T13">Campinas</text:span></text:p>
      <text:p text:style-name="Subtitle">Institudo de Ciência da Computação</text:p>
      <text:p text:style-name="Subtitle">Disciplina Aprendizado de Máquina <text:span text:style-name="T13">(</text:span>MO444<text:span text:style-name="T13">)</text:span></text:p>
      <text:p text:style-name="Subtitle">Prof. Dr. Jacques Wainer</text:p>
      <text:p text:style-name="Subtitle">Relatório Parcial do Projeto</text:p>
      <text:p text:style-name="Subtitle"><text:span text:style-name="T13">Aluno: Luiz Alberto Ferreira Gomes - 007275</text:span> </text:p>
      <text:h text:style-name="Heading_20_1" text:outline-level="1">Contextualização</text:h>
      <text:p text:style-name="P10">Tíquetes (em inglês: <text:span text:style-name="T1">issues</text:span>) são empregados <text:span text:style-name="T13">em</text:span> <text:span text:style-name="T1">Bug Tracking Systems</text:span> (BTS) para registrar <text:span text:style-name="T14">requisições</text:span> de modificação <text:span text:style-name="T13">para</text:span> <text:span text:style-name="T13">um </text:span>determinado produto de software. <text:span text:style-name="T4">Tais pedidos</text:span> podem contemplar a inclusão ou modificação de requisitos, <text:span text:style-name="T4">a </text:span>correções de bugs encontrados e ou adaptações a uma nova plataforma operacional. <text:span text:style-name="T15">Sendo que, c</text:span>ada um, <text:span text:style-name="T22">no momento</text:span> <text:span text:style-name="T22">da sua </text:span>criaçã<text:span text:style-name="T22">o</text:span>, recebe uma prioridade que varia em escala de severidade (<text:span text:style-name="T1">blocker</text:span>, <text:span text:style-name="T1">critical</text:span>, <text:span text:style-name="T1">major</text:span>, <text:span text:style-name="T1">minor</text:span> ou <text:span text:style-name="T1">trivial</text:span>) que auxilia <text:span text:style-name="T15">a equipe</text:span> de manutenção no planejamento das suas <text:span text:style-name="T15">futuras </text:span>ações. </text:p>
      <text:p text:style-name="P10"><text:span text:style-name="T51">N</text:span>o decorrer do <text:span text:style-name="T51">ciclo de vida a</text:span> prioridade <text:span text:style-name="T51">de um tíquete </text:span>pode mudar – tanto para uma <text:span text:style-name="T22">severidade </text:span>maior como para uma menor. <text:span text:style-name="T52">Isso ocorre muitas vezes pela dificuldade em classificá-lo corretamente no momento da sua criação. Tal dificuldade afeta</text:span> planejamento <text:span text:style-name="T51">da manutenção de um produto, fazendo com que a equipe responsável </text:span>tenha que <text:span text:style-name="T51">refazê-lo</text:span> <text:span text:style-name="T5">inúmeras vezes</text:span>. </text:p>
      <text:h text:style-name="P14" text:outline-level="1">Objetivos do projeto </text:h>
      <text:p text:style-name="P1">Considerando o contexto acima, o objetivo do projeto da disciplina é construir um<text:span text:style-name="T22">a</text:span> <text:span text:style-name="T22">máquina de aprendizado – baseada em um modelo de dados extraído de um BTS – que possa ser capaz de responder adequadamente às seguintes questões de pesquisa:</text:span></text:p>
      <text:p text:style-name="P12"><text:span text:style-name="T20">Q1.</text:span><text:span text:style-name="T19"> A</text:span> prioridade <text:span text:style-name="T15">de um dado tíquete mudará </text:span>durante o seu ciclo de vida ?</text:p>
      <text:p text:style-name="P12"><text:span text:style-name="T20">Q2.</text:span><text:span text:style-name="T19"> A </text:span>prioridade <text:span text:style-name="T15">de um dado tíquete mudará </text:span>para uma severidade mais alta <text:span text:style-name="T17">durante o seu ciclo de vida</text:span>?</text:p>
      <text:p text:style-name="P12"><text:span text:style-name="T20">Q3.</text:span><text:span text:style-name="T19"> Qual será a</text:span> prioridade <text:span text:style-name="T16">de um dado tíquete </text:span>ao final do seu ciclo de vida (quando ele for fechado)?</text:p>
      <text:h text:style-name="P15" text:outline-level="1">Etapas do projeto</text:h>
      <text:p text:style-name="Text_20_body">O projeto descrito neste documento <text:span text:style-name="T23">foi</text:span> subdivido nas etapas apresentadas na <text:sequence-ref text:reference-format="category-and-value" text:ref-name="refFigura0">Figura 1</text:sequence-ref>.</text:p>
      <text:p text:style-name="P11"/>
      <text:p text:style-name="P11"><draw:frame draw:style-name="fr1" draw:name="Frame1" text:anchor-type="as-char" svg:width="2.7882in" draw:z-index="0"><draw:text-box fo:min-height="2.0728in"><text:p text:style-name="Figura"><draw:frame draw:style-name="fr3" draw:name="Image1" text:anchor-type="as-char" svg:width="2.7882in" style:rel-width="100%" svg:height="2.0728in" style:rel-height="scale" draw:z-index="1"><draw:image xlink:href="Pictures/2000012B000035B2000027ED10E508123C0FFCE2.svm" xlink:type="simple" xlink:show="embed" xlink:actuate="onLoad"/></draw:frame><text:line-break/>Figura <text:sequence text:ref-name="refFigura0" text:name="Figura" text:formula="ooow:Figura+1" style:num-format="1">1</text:sequence>: Etapas do projeto.</text:p></draw:text-box></draw:frame></text:p>
      <text:p text:style-name="P11"/>
      <text:h text:style-name="P17" text:outline-level="2"><text:soft-page-break/>Elaboração do modelo de dados</text:h>
      <text:p text:style-name="P4"><text:span text:style-name="T27">A execução desta etapa resultou na construção do</text:span> modelo de dados <text:span text:style-name="T6">do projeto. Até o momento, ele contêm os campos apresentados abaixo na </text:span><text:span text:style-name="T6"><text:sequence-ref text:reference-format="category-and-value" text:ref-name="refTabela0">Tabela 1</text:sequence-ref></text:span><text:span text:style-name="T6">.</text:span></text:p>
      <text:p text:style-name="P3"><draw:frame draw:style-name="fr2" draw:name="Frame3" text:anchor-type="paragraph" svg:width="6.7402in" draw:z-index="2"><draw:text-box fo:min-height="5.0008in"><text:p text:style-name="Tabela"><draw:frame draw:style-name="fr4" draw:name="Object2" text:anchor-type="as-char" svg:width="6.7402in" style:rel-width="100%" svg:height="5.0008in" style:rel-height="scale" draw:z-index="3"><draw:object xlink:href="./Object 2" xlink:type="simple" xlink:show="embed" xlink:actuate="onLoad"/><draw:image xlink:href="./ObjectReplacements/Object 2" xlink:type="simple" xlink:show="embed" xlink:actuate="onLoad"/><svg:desc>OLE-object</svg:desc></draw:frame><text:line-break/>Tabela <text:sequence text:ref-name="refTabela0" text:name="Tabela" text:formula="ooow:Tabela+1" style:num-format="1">1</text:sequence>: Modelo de dados.</text:p></draw:text-box></draw:frame></text:p>
      <text:p text:style-name="P5">A elaboração <text:span text:style-name="T25">desse</text:span> modelo baseou-se nas seguintes atividades:</text:p>
      <text:list xml:id="list79530147535909394" text:style-name="L1">
        <text:list-item>
          <text:p text:style-name="P21">Extração dos dados do<text:span text:style-name="T24">s</text:span> tíquete<text:span text:style-name="T24">s</text:span> diretamente da base do BTS. Os campos extraídos a partir dessa atividade são <text:span text:style-name="T24">os campos</text:span> de 1 a <text:span text:style-name="T18">7</text:span> <text:span text:style-name="T25">da</text:span> <text:sequence-ref text:reference-format="category-and-value" text:ref-name="refTabela0">Tabela 1</text:sequence-ref>.</text:p>
        </text:list-item>
        <text:list-item>
          <text:p text:style-name="P21">Mineração de palavras no texto do campo de descrição do texto com intuito de extrair as palavras mais frequentes relacionadas à manutenção de software. Os campos extraídos a partir dessa atividade são aqueles enumerados de <text:span text:style-name="T18">8</text:span> a <text:span text:style-name="T18">21 da</text:span> <text:sequence-ref text:reference-format="category-and-value" text:ref-name="refTabela0">Tabela 1</text:sequence-ref>.</text:p>
        </text:list-item>
        <text:list-item>
          <text:p text:style-name="P21">Análise dos relacionamentos entre tíquetes extraídos do campo descrição. Os campos extraídos a partir dessa atividade são <text:span text:style-name="T25">os campos</text:span> <text:span text:style-name="T25">de 23</text:span> a <text:span text:style-name="T18">27 </text:span>na <text:sequence-ref text:reference-format="category-and-value" text:ref-name="refTabela0">Tabela 1</text:sequence-ref>. Sendo que os campos <text:span text:style-name="T18">26 e 27</text:span> ainda apresentam problemas na sua extração.</text:p>
        </text:list-item>
        <text:list-item>
          <text:p text:style-name="P21">Análise das mudanças registradas nos históricos de cada tíquete com intuído atribuir classes ao tíquetes para o treinamento e o teste do algoritmos de aprendizagem. <text:span text:style-name="T18">O campo 28 na </text:span><text:span text:style-name="T18"><text:sequence-ref text:reference-format="category-and-value" text:ref-name="refTabela0">Tabela 1</text:sequence-ref></text:span><text:span text:style-name="T18"> define a classe de cada tíquete para a solução da questão 1 da pesquisa.</text:span></text:p>
        </text:list-item>
      </text:list>
      <text:p text:style-name="P6"><text:span text:style-name="T28">Em razão da natureza interativa e incremental do processo adotado para o projeto, o</text:span> modelo dados <text:span text:style-name="T24">apresentado acima </text:span>deverá ser ajustado <text:span text:style-name="T26">até a data da entrega do projeto para </text:span>que os classificadores para responder às questões 2 e 3 da pesquisa, <text:span text:style-name="T28">assim como melhorar os resultados para a questão 1 da pesquisa.</text:span></text:p>
      <text:h text:style-name="P18" text:outline-level="2"><text:soft-page-break/>Extração e pre-processamento dos dados</text:h>
      <text:p text:style-name="P7"><text:span text:style-name="T29">A execução de</text:span>sta etapa <text:span text:style-name="T29">resultou</text:span> <text:span text:style-name="T37">na geração de um arquivo no formato </text:span><text:span text:style-name="T32">csv</text:span><text:span text:style-name="T37"> com os dados tecnicamente corretos e consistente para a máquina de aprendizado. Essa ocorreu a partir de </text:span>um programa <text:span text:style-name="T50">escrito na linguagem</text:span> Java <text:span text:style-name="T7">(</text:span><text:span text:style-name="T31">IssueDataExtractor.Java</text:span><text:span text:style-name="T7">) </text:span>e <text:span text:style-name="T38">de </text:span>dois scripts <text:span text:style-name="T38">na</text:span> <text:span text:style-name="T38">linguagem R</text:span> <text:span text:style-name="T7">(</text:span><text:span text:style-name="T31">IssueHistoryExtractor.R</text:span> e <text:span text:style-name="T31">IssueDataPreprocessor.R</text:span><text:span text:style-name="T8">) para extração e pré-processamento do dados</text:span>. <text:span text:style-name="T30">A responsabilidade do </text:span><text:span text:style-name="T32">IssueDataExtractor</text:span><text:span text:style-name="T30"> é extrair </text:span>os dados <text:span text:style-name="T9">do tíquetes</text:span> <text:span text:style-name="T9">a partir do respositório remoto do software HADOOP – <text:s/>utilizado como repositório de testes para o projeto – que disponibiliza esses dados no formato XML. As responsabilidades do </text:span><text:span text:style-name="T32">IssueHistoryExtractor</text:span><text:span text:style-name="T9"> são capturar o histórico de mudanças de um tíquete e extrair a partir tabelas as mudanças de prioridades ocorridas. Diferente dos dados dos tíquetes, as informações do histórico são disponibilizadas pelo BTS no HADOOP no formato HTML Por último, as responsabilidades </text:span><text:span text:style-name="T32">IssueDataPreProcessor</text:span><text:span text:style-name="T9"> são: (1) integrar os dados básicos dos tíquetes com o histórico de mudanças de prioridade; (2) remover as colunas irrelevantes (como a coluna </text:span><text:span text:style-name="T32">IssueKey</text:span><text:span text:style-name="T9">, utilizada para integração com o histórico); (3) converter dados categóricos em númerico utilizando os métodos de conversão direta de categório ordinal para númerico ordinal (campo </text:span><text:span text:style-name="T32">Priority</text:span><text:span text:style-name="T9">) e o método </text:span><text:span text:style-name="T3">one-hot</text:span><text:span text:style-name="T9"> (campos </text:span><text:span text:style-name="T32">Resolution</text:span><text:span text:style-name="T9"> e </text:span><text:span text:style-name="T32">Status</text:span><text:span text:style-name="T9">) e (4) normalizar os dados. </text:span></text:p>
      <text:h text:style-name="P19" text:outline-level="2">Treinamento e testes das máquinas de aprendizado</text:h>
      <text:p text:style-name="P8"><text:span text:style-name="T38">Esta</text:span> etapa <text:span text:style-name="T38">resultou na</text:span> <text:span text:style-name="T38">escrita de </text:span>máquina de aprendizado na <text:span text:style-name="T42">linguagem</text:span> R <text:span text:style-name="T39">(</text:span><text:span text:style-name="T34">Predict</text:span><text:span text:style-name="T35">-</text:span><text:span text:style-name="T33">Q1</text:span><text:span text:style-name="T35">.R</text:span><text:span text:style-name="T39">)</text:span> para tratar a questão 1 <text:span text:style-name="T40">(</text:span>mais duas serão escritas até o final do projeto serão escritas para tratar as questões 2 e 3 da pesquisa<text:span text:style-name="T40">), bem como em um arquivo no formato csv contendo as métricas para a avaliação de cada classificador utilizado</text:span>. <text:span text:style-name="T41">A </text:span>máquina <text:span text:style-name="T34">Predict</text:span><text:span text:style-name="T35">-</text:span><text:span text:style-name="T33">Q1 </text:span><text:span text:style-name="T43">executou sobre os dados formatados </text:span>os algoritmos <text:span text:style-name="T1">Gradiente Boosting Machine</text:span>, <text:span text:style-name="T1">Neural Networks</text:span>, <text:span text:style-name="T1">Random Forest</text:span> e <text:span text:style-name="T1">Support Vector Machine</text:span> <text:span text:style-name="T41">e</text:span> <text:span text:style-name="T41">cada algoritmo recebeu amostras de 1000 a 6000 (com intervalos de 500 elementos) em três ciclos de execução, para cada método de amostragem utilizado: (1) randômico, a amostra é escolhida aleatoriamente; (2) proporcional, a proporção de cada classe é mantida na amostra; e (3) partes iguais, a amostra é dividida em partes iguais para cada classe. A escolha dos hiperparâmetros de cada algoritmo utilizou o processo de </text:span><text:span text:style-name="T2">cross-validation </text:span><text:span text:style-name="T45">para cada amostra </text:span><text:span text:style-name="T46">tratada.</text:span></text:p>
      <text:h text:style-name="P20" text:outline-level="2">Análise dos resultados </text:h>
      <text:p text:style-name="P9"><text:span text:style-name="T48">Esta etapa resultou na escolha do classificador, do tamanho da amostra e do método da amostra mais adequados para responder à questão 1. Essa análise</text:span> <text:span text:style-name="T48">baseou-se nas</text:span> métricas accurácia, precisão, <text:span text:style-name="T1">recall</text:span> e F1 <text:span text:style-name="T1">score</text:span><text:span text:style-name="T44"> </text:span><text:span text:style-name="T47">visualizadas a partir de gráficos gerados automaticamente pelo script </text:span><text:span text:style-name="T36">AMDataAnalyzer.R</text:span>. A avaliação preliminar <text:span text:style-name="T48">dos classificadores</text:span> <text:span text:style-name="T48">d</text:span>a máquina de aprendizado <text:span text:style-name="T48">d</text:span>a questão 1 mostrou <text:span text:style-name="T48">que </text:span>o melhor classificador, com o método de amostragem proportional e o tamanho da amostra de 6000 foi o SVM. <text:span text:style-name="T21">Esse mesmo procedimento será feito para as questões 2 e 3, bem como ajustes nas etapas anteriores.</text:span></text:p>
      <text:h text:style-name="P16" text:outline-level="1">Dificuldades encontradas</text:h>
      <text:p text:style-name="P2"><text:span text:style-name="T48">As</text:span> dificuldades encontradas até momento durante o projeto <text:span text:style-name="T48">foram as seguintes:</text:span></text:p>
      <text:list xml:id="list4272983995985096382" text:style-name="L2">
        <text:list-item>
          <text:p text:style-name="P22"><text:span text:style-name="T48">O h</text:span>istórico de mudanças de um tíquete não está incluído nos arquivo XML contendo os dados básicos de um tíquete e, sim, em tabela em um arquivo HTML separadamente. Isso <text:span text:style-name="T10">forçou a implementação de dois extratores independentes para a copia desses arquivos para o disco local.</text:span></text:p>
        </text:list-item>
        <text:list-item>
          <text:p text:style-name="P23">O construção das árvores contendo a relação entre os tíquetes teve que ser construída <text:span text:style-name="T11">recursivamente </text:span>a partir de hiperlinks, <text:span text:style-name="T11">contidos na descrição do tíquete, que apontavam para outros tíquete. Percebeu-se que a estrutura de árvore não é a mais adequada para o problema em razão de existência de ciclos e de tíquetes com diversos pais. Pretende-se até o final do projeto migrar essa estrutura de dados para grafos.</text:span></text:p>
        </text:list-item>
        <text:list-item>
          <text:p text:style-name="P24"><text:soft-page-break/><text:span text:style-name="T49">Definição de</text:span> <text:span text:style-name="T49">uma equação</text:span> que englobe as métricas (acurácia, precisão, recall, F1 score) para aferir o classificador, com o método de amostragem e o tamanho da mostra mais adequados para cada questão de pesquisa <text:span text:style-name="T49">que possa possibilitar a escolha automática pelo </text:span><text:span text:style-name="T36">AMDataAnalyzer.R</text:span>. Percebeu-se ainda que será necessário levar em consideração o tempo de processamento <text:span text:style-name="T12">como variável na equação do indicad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swiss"/>
    <style:font-face style:name="Courier New" svg:font-family="'Courier New'" style:font-pitch="variable"/>
    <style:font-face style:name="Helvetica Neue2" svg:font-family="'Helvetica Neue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fo:text-align="justify" style:justify-single-word="false" style:page-number="auto" style:writing-mode="page"/>
      <style:text-properties style:font-name="Helvetica Neue" fo:font-family="'Helvetica Neue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.0799in" loext:contextual-spacing="false" style:writing-mode="page"/>
      <style:text-properties fo:text-transform="uppercase" style:font-name="Helvetica Neue1" fo:font-family="'Helvetica Neue'" style:font-style-name="Bold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Helvetica Neue1" fo:font-family="'Helvetica Neue'" style:font-style-name="Bold" style:font-pitch="variable" fo:font-size="12pt" fo:font-weight="bold" style:font-size-asian="115%" style:font-weight-asian="bold" style:font-size-complex="115%" style:font-weight-complex="bold"/>
    </style:style>
    <style:style style:name="sender_20_address" style:display-name="sender address" style:family="paragraph" style:parent-style-name="Standard" style:class="text">
      <style:paragraph-properties fo:margin-top="0in" fo:margin-bottom="0.3937in" loext:contextual-spacing="false">
        <style:tab-stops>
          <style:tab-stop style:position="3.9327in"/>
          <style:tab-stop style:position="5.4516in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in" fo:margin-bottom="0.3937in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margin-top="0in" fo:margin-bottom="0in" loext:contextual-spacing="false" fo:text-align="center" style:justify-single-word="false" style:writing-mode="page"/>
      <style:text-properties style:font-name="Helvetica Neue1" fo:font-family="'Helvetica Neue'" style:font-style-name="Bold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loext:contextual-spacing="false" fo:text-align="center" style:justify-single-word="false" style:writing-mode="page"/>
      <style:text-properties style:font-name="Helvetica Neue" fo:font-family="'Helvetica Neue'" style:font-style-name="Regular" style:font-pitch="variable" fo:font-size="12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a" style:family="paragraph" style:parent-style-name="Caption">
      <style:paragraph-properties style:writing-mode="page"/>
      <style:text-properties style:font-name="Helvetica Neue1" fo:font-family="'Helvetica Neue'" style:font-style-name="Bold" style:font-pitch="variable" fo:font-size="10pt" fo:font-style="normal" fo:font-weight="bold"/>
    </style:style>
    <style:style style:name="Tabela" style:family="paragraph" style:parent-style-name="Caption">
      <style:paragraph-properties style:writing-mode="page"/>
      <style:text-properties style:font-name="Helvetica Neue1" fo:font-family="'Helvetica Neue'" style:font-style-name="Bold" style:font-pitch="variable" fo:font-size="10pt" fo:font-style="normal" fo:font-weight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2:30:47.102672000</meta:creation-date>
    <dc:date>2016-12-05T08:59:30.201428000</dc:date>
    <meta:editing-duration>PT4H53M25S</meta:editing-duration>
    <meta:editing-cycles>69</meta:editing-cycles>
    <meta:generator>LibreOffice/5.2.3.3$MacOSX_X86_64 LibreOffice_project/d54a8868f08a7b39642414cf2c8ef2f228f780cf</meta:generator>
    <meta:document-statistic meta:table-count="0" meta:image-count="1" meta:object-count="1" meta:page-count="4" meta:paragraph-count="38" meta:word-count="1186" meta:character-count="7434" meta:non-whitespace-character-count="628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mm"/>
    </style:style>
    <style:style style:name="co2" style:family="table-column">
      <style:table-column-properties fo:break-before="auto" style:column-width="37.06mm"/>
    </style:style>
    <style:style style:name="co3" style:family="table-column">
      <style:table-column-properties fo:break-before="auto" style:column-width="108.53mm"/>
    </style:style>
    <style:style style:name="co4" style:family="table-column">
      <style:table-column-properties fo:break-before="auto" style:column-width="48.0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666666" style:text-align-source="fix" style:repeat-content="false" fo:border-left="2.01pt solid #000000" fo:border-right="0.74pt solid #666666" fo:border-top="2.01pt solid #000000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666666" style:text-align-source="fix" style:repeat-content="false" fo:border-left="2.01pt solid #000000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666666" style:text-align-source="fix" style:repeat-content="false" fo:border-left="0.74pt solid #666666" fo:border-right="0.74pt solid #666666" fo:border-top="2.01pt solid #000000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01pt solid #000000" style:text-align-source="fix" style:repeat-content="false" fo:border-left="0.74pt solid #666666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666666" style:text-align-source="fix" style:repeat-content="false" fo:border-left="0.74pt solid #666666" fo:border-right="2.01pt solid #000000" fo:border-top="2.01pt solid #000000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666666" style:text-align-source="fix" style:repeat-content="false" fo:border-left="0.74pt solid #666666" fo:border-right="2.01pt solid #000000" fo:border-top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01pt solid #000000" style:text-align-source="fix" style:repeat-content="false" fo:border-left="0.74pt solid #666666" fo:border-right="2.01pt solid #000000" fo:border-top="0.74pt solid #666666"/>
      <style:paragraph-properties fo:text-align="justify"/>
      <style:text-properties style:use-window-font-color="true" style:text-outline="false" style:text-line-through-style="none" style:text-line-through-type="none" style:text-position="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666666" style:text-align-source="fix" style:repeat-content="false" fo:border-left="2.01pt solid #000000" fo:border-right="0.74pt solid #666666" fo:border-top="2.01pt solid #000000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666666" style:text-align-source="fix" style:repeat-content="false" fo:border-left="2.01pt solid #000000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01pt solid #000000" style:text-align-source="fix" style:repeat-content="false" fo:border-left="2.01pt solid #000000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666666" style:text-align-source="fix" style:repeat-content="false" fo:border-left="0.74pt solid #666666" fo:border-right="0.74pt solid #666666" fo:border-top="2.01pt solid #000000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01pt solid #000000" style:text-align-source="fix" style:repeat-content="false" fo:border-left="0.74pt solid #666666" fo:border-right="0.74pt solid #666666" fo:border-top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666666" style:text-align-source="fix" style:repeat-content="false" fo:border-left="0.74pt solid #666666" fo:border-right="2.01pt solid #000000" fo:border-top="2.01pt solid #000000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666666" style:text-align-source="fix" style:repeat-content="false" fo:border-left="0.74pt solid #666666" fo:border-right="2.01pt solid #000000" fo:border-top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01pt solid #000000" style:text-align-source="fix" style:repeat-content="false" fo:border-left="0.74pt solid #666666" fo:border-right="2.01pt solid #000000" fo:border-top="0.74pt solid #666666"/>
      <style:paragraph-properties fo:text-align="justify"/>
      <style:text-properties style:use-window-font-color="true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7"/>
        <table:table-row table:style-name="ro1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Tipo</text:p>
          </table:table-cell>
          <table:table-cell table:style-name="ce16" office:value-type="string" calcext:value-type="string">
            <text:p>Esca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ssueKey</text:p>
          </table:table-cell>
          <table:table-cell office:value-type="string" calcext:value-type="string">
            <text:p>Identficador do tíquete (em inglês: issue)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 do tíquete: Bug, New Feature, Improvement, Task e Sub-task, e Wish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e (ou severidade) do tíquete: Blocker, Critical, Major, Minor ou Trivial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Ordina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ysToResolve </text:p>
          </table:table-cell>
          <table:table-cell office:value-type="string" calcext:value-type="string">
            <text:p>Quantidade de dias para resolvê-lo.</text:p>
          </table:table-cell>
          <table:table-cell office:value-type="string" calcext:value-type="string">
            <text:p>Quantitativo discreto</text:p>
          </table:table-cell>
          <table:table-cell office:value-type="string" calcext:value-type="string">
            <text:p>Raciona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Tipo de resolução dada: Fixed, Duplicate, Unresolved, Won’t Fix, Cannot Reproduce e Not a Problem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tuação do tíquete: Close, Resolved e Reopened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QuantityOfComments</text:p>
          </table:table-cell>
          <table:table-cell office:value-type="string" calcext:value-type="string">
            <text:p>Quantidade de comentários feito sobre um tíquete.</text:p>
          </table:table-cell>
          <table:table-cell office:value-type="string" calcext:value-type="string">
            <text:p>Quantitativo discret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sBlockWord</text:p>
          </table:table-cell>
          <table:table-cell office:value-type="string" calcext:value-type="string">
            <text:p>Indica se a palavra “block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sChangeWord</text:p>
          </table:table-cell>
          <table:table-cell office:value-type="string" calcext:value-type="string">
            <text:p>Indica se a palavra “change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sDebugWord</text:p>
          </table:table-cell>
          <table:table-cell office:value-type="string" calcext:value-type="string">
            <text:p>Indica se a palavra “debug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sErrorWord</text:p>
          </table:table-cell>
          <table:table-cell office:value-type="string" calcext:value-type="string">
            <text:p>Indica se a palavra “error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sExceptionWord</text:p>
          </table:table-cell>
          <table:table-cell office:value-type="string" calcext:value-type="string">
            <text:p>Indica se a palavra “exception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sFailWord</text:p>
          </table:table-cell>
          <table:table-cell office:value-type="string" calcext:value-type="string">
            <text:p>Indica se a palavra “fail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sFixWord</text:p>
          </table:table-cell>
          <table:table-cell office:value-type="string" calcext:value-type="string">
            <text:p>Indica se a palavra “fix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sIssueWord</text:p>
          </table:table-cell>
          <table:table-cell office:value-type="string" calcext:value-type="string">
            <text:p>Indica se a palavra “issue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sPatchWord</text:p>
          </table:table-cell>
          <table:table-cell office:value-type="string" calcext:value-type="string">
            <text:p>Indica se a palavra “patch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sProblemWord</text:p>
          </table:table-cell>
          <table:table-cell office:value-type="string" calcext:value-type="string">
            <text:p>Indica se a palavra “problem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sSupportWord</text:p>
          </table:table-cell>
          <table:table-cell office:value-type="string" calcext:value-type="string">
            <text:p>Indica se a palavra “support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asTestWord</text:p>
          </table:table-cell>
          <table:table-cell office:value-type="string" calcext:value-type="string">
            <text:p>Indica se a palavra “test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asThrowsWord</text:p>
          </table:table-cell>
          <table:table-cell office:value-type="string" calcext:value-type="string">
            <text:p>Indica se a palavra “throws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sWarnWord</text:p>
          </table:table-cell>
          <table:table-cell office:value-type="string" calcext:value-type="string">
            <text:p>Indica se a palavra “warn” está na descrição do tíquete.</text:p>
          </table:table-cell>
          <table:table-cell office:value-type="string" calcext:value-type="string">
            <text:p>Qualitativo</text:p>
          </table:table-cell>
          <table:table-cell office:value-type="string" calcext:value-type="string">
            <text:p>Nomina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epthOfTree</text:p>
          </table:table-cell>
          <table:table-cell office:value-type="string" calcext:value-type="string">
            <text:p>Profundidade da árvore onde se encontra o tíquete.</text:p>
          </table:table-cell>
          <table:table-cell office:value-type="string" calcext:value-type="string">
            <text:p>Quantitativo discret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QuantityOfChildren</text:p>
          </table:table-cell>
          <table:table-cell office:value-type="string" calcext:value-type="string">
            <text:p>Quantidade de filhos que o tíquete possui.</text:p>
          </table:table-cell>
          <table:table-cell office:value-type="string" calcext:value-type="string">
            <text:p>Quantitativo discret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eightOfChildren</text:p>
          </table:table-cell>
          <table:table-cell office:value-type="string" calcext:value-type="string">
            <text:p>Peso total ponderado dos filhos que o tíquete possui.</text:p>
          </table:table-cell>
          <table:table-cell office:value-type="string" calcext:value-type="string">
            <text:p>Quantitativo contínu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uantityOfParents</text:p>
          </table:table-cell>
          <table:table-cell office:value-type="string" calcext:value-type="string">
            <text:p>Quantidade de parentes que o tíquete possui.</text:p>
          </table:table-cell>
          <table:table-cell office:value-type="string" calcext:value-type="string">
            <text:p>Quantitativo discret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WeightOfParents</text:p>
          </table:table-cell>
          <table:table-cell office:value-type="string" calcext:value-type="string">
            <text:p>Peso total ponderado dos parentes que o tíquete possui.</text:p>
          </table:table-cell>
          <table:table-cell office:value-type="string" calcext:value-type="string">
            <text:p>Quantitativo contínuo</text:p>
          </table:table-cell>
          <table:table-cell office:value-type="string" calcext:value-type="string">
            <text:p>Racional</text:p>
          </table:table-cell>
        </table:table-row>
        <table:table-row table:style-name="ro2">
          <table:table-cell table:style-name="ce12" office:value-type="float" office:value="29" calcext:value-type="float">
            <text:p>29</text:p>
          </table:table-cell>
          <table:table-cell table:style-name="ce15" office:value-type="string" calcext:value-type="string">
            <text:p>ChangedPriority</text:p>
          </table:table-cell>
          <table:table-cell table:style-name="ce15" office:value-type="string" calcext:value-type="string">
            <text:p>Indica se houve mudança na prioridade do tíquete</text:p>
          </table:table-cell>
          <table:table-cell table:style-name="ce15" office:value-type="string" calcext:value-type="string">
            <text:p>Qualitativo</text:p>
          </table:table-cell>
          <table:table-cell table:style-name="ce18" office:value-type="string" calcext:value-type="string">
            <text:p>Nomina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9:53:49.0245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